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_cpu_frametime_ms_AM7" table:style-name="ta1">
        <table:shapes>
          <draw:frame draw:z-index="0" draw:style-name="gr1" draw:text-style-name="P1" svg:width="28.933cm" svg:height="19.947cm" svg:x="27.54cm" svg:y="1.674cm">
            <draw:object draw:notify-on-update-of-ranges="summary_cpu_frametime_ms_AM7.A1:summary_cpu_frametime_ms_AM7.A1 summary_cpu_frametime_ms_AM7.B1:summary_cpu_frametime_ms_AM7.H1 summary_cpu_frametime_ms_AM7.A2:summary_cpu_frametime_ms_AM7.A2 summary_cpu_frametime_ms_AM7.B2:summary_cpu_frametime_ms_AM7.H2 summary_cpu_frametime_ms_AM7.A3:summary_cpu_frametime_ms_AM7.A3 summary_cpu_frametime_ms_AM7.B3:summary_cpu_frametime_ms_AM7.H3 summary_cpu_frametime_ms_AM7.A4:summary_cpu_frametime_ms_AM7.A4 summary_cpu_frametime_ms_AM7.B4:summary_cpu_frametime_ms_AM7.H4 summary_cpu_frametime_ms_AM7.A5:summary_cpu_frametime_ms_AM7.A5 summary_cpu_frametime_ms_AM7.B5:summary_cpu_frametime_ms_AM7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971cm" svg:height="17.929cm" svg:x="0cm" svg:y="1.036cm">
            <draw:object draw:notify-on-update-of-ranges="summary_cpu_frametime_ms_AM7.A9:summary_cpu_frametime_ms_AM7.A9 summary_cpu_frametime_ms_AM7.B9:summary_cpu_frametime_ms_AM7.H9 summary_cpu_frametime_ms_AM7.A10:summary_cpu_frametime_ms_AM7.A10 summary_cpu_frametime_ms_AM7.B10:summary_cpu_frametime_ms_AM7.H10 summary_cpu_frametime_ms_AM7.A11:summary_cpu_frametime_ms_AM7.A11 summary_cpu_frametime_ms_AM7.B11:summary_cpu_frametime_ms_AM7.H11 summary_cpu_frametime_ms_AM7.A12:summary_cpu_frametime_ms_AM7.A12 summary_cpu_frametime_ms_AM7.B12:summary_cpu_frametime_ms_AM7.H12 summary_cpu_frametime_ms_AM7.A13:summary_cpu_frametime_ms_AM7.A13 summary_cpu_frametime_ms_AM7.B13:summary_cpu_frametime_ms_AM7.H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AM7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Train_Hell</text:p>
          </table:table-cell>
          <table:table-cell office:value-type="string" calcext:value-type="string">
            <text:p>Black_Cat_1</text:p>
          </table:table-cell>
          <table:table-cell office:value-type="string" calcext:value-type="string">
            <text:p>Black_Cat_2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JHP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office:value-type="float" office:value="10.8861037818821" calcext:value-type="float">
            <text:p>10,8861037818821</text:p>
          </table:table-cell>
          <table:table-cell office:value-type="float" office:value="2.14728422619048" calcext:value-type="float">
            <text:p>2,14728422619048</text:p>
          </table:table-cell>
          <table:table-cell office:value-type="float" office:value="27.4477870429763" calcext:value-type="float">
            <text:p>27,4477870429763</text:p>
          </table:table-cell>
          <table:table-cell office:value-type="float" office:value="13.6353281295172" calcext:value-type="float">
            <text:p>13,6353281295172</text:p>
          </table:table-cell>
          <table:table-cell office:value-type="float" office:value="13.1395678092399" calcext:value-type="float">
            <text:p>13,1395678092399</text:p>
          </table:table-cell>
          <table:table-cell office:value-type="float" office:value="25.3212626995646" calcext:value-type="float">
            <text:p>25,3212626995646</text:p>
          </table:table-cell>
          <table:table-cell office:value-type="float" office:value="41.2619369369369" calcext:value-type="float">
            <text:p>41,2619369369369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office:value-type="float" office:value="10.427074086719" calcext:value-type="float">
            <text:p>10,427074086719</text:p>
          </table:table-cell>
          <table:table-cell office:value-type="float" office:value="1.71893706293706" calcext:value-type="float">
            <text:p>1,71893706293706</text:p>
          </table:table-cell>
          <table:table-cell office:value-type="float" office:value="29.1098020280058" calcext:value-type="float">
            <text:p>29,1098020280058</text:p>
          </table:table-cell>
          <table:table-cell office:value-type="float" office:value="9.64916643119525" calcext:value-type="float">
            <text:p>9,64916643119525</text:p>
          </table:table-cell>
          <table:table-cell office:value-type="float" office:value="11.9768684603886" calcext:value-type="float">
            <text:p>11,9768684603886</text:p>
          </table:table-cell>
          <table:table-cell office:value-type="float" office:value="17.0069721115538" calcext:value-type="float">
            <text:p>17,0069721115538</text:p>
          </table:table-cell>
          <table:table-cell office:value-type="float" office:value="26.5103414634146" calcext:value-type="float">
            <text:p>26,5103414634146</text:p>
          </table:table-cell>
        </table:table-row>
        <table:table-row table:style-name="ro1">
          <table:table-cell office:value-type="string" calcext:value-type="string">
            <text:p>7800x3d</text:p>
          </table:table-cell>
          <table:table-cell office:value-type="float" office:value="5.27994217564149" calcext:value-type="float">
            <text:p>5,27994217564149</text:p>
          </table:table-cell>
          <table:table-cell office:value-type="float" office:value="1.25186255619782" calcext:value-type="float">
            <text:p>1,25186255619782</text:p>
          </table:table-cell>
          <table:table-cell office:value-type="float" office:value="14.6635650623886" calcext:value-type="float">
            <text:p>14,6635650623886</text:p>
          </table:table-cell>
          <table:table-cell office:value-type="float" office:value="10.957586798114" calcext:value-type="float">
            <text:p>10,957586798114</text:p>
          </table:table-cell>
          <table:table-cell office:value-type="float" office:value="10.6803708987161" calcext:value-type="float">
            <text:p>10,6803708987161</text:p>
          </table:table-cell>
          <table:table-cell office:value-type="float" office:value="16.9890034364261" calcext:value-type="float">
            <text:p>16,9890034364261</text:p>
          </table:table-cell>
          <table:table-cell office:value-type="float" office:value="29.1884343036979" calcext:value-type="float">
            <text:p>29,1884343036979</text:p>
          </table:table-cell>
        </table:table-row>
        <table:table-row table:style-name="ro1">
          <table:table-cell office:value-type="string" calcext:value-type="string">
            <text:p>i7-14700k</text:p>
          </table:table-cell>
          <table:table-cell office:value-type="float" office:value="9.3602266872746" calcext:value-type="float">
            <text:p>9,3602266872746</text:p>
          </table:table-cell>
          <table:table-cell office:value-type="float" office:value="1.71212789415656" calcext:value-type="float">
            <text:p>1,71212789415656</text:p>
          </table:table-cell>
          <table:table-cell office:value-type="float" office:value="24.2563413670486" calcext:value-type="float">
            <text:p>24,2563413670486</text:p>
          </table:table-cell>
          <table:table-cell office:value-type="float" office:value="9.85749311983988" calcext:value-type="float">
            <text:p>9,85749311983988</text:p>
          </table:table-cell>
          <table:table-cell office:value-type="float" office:value="9.86937581274382" calcext:value-type="float">
            <text:p>9,86937581274382</text:p>
          </table:table-cell>
          <table:table-cell office:value-type="float" office:value="10.24376438104" calcext:value-type="float">
            <text:p>10,24376438104</text:p>
          </table:table-cell>
          <table:table-cell office:value-type="float" office:value="15.9079116179615" calcext:value-type="float">
            <text:p>15,907911617961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AM7</text:p>
          </table:table-cell>
          <table:table-cell office:value-type="string" calcext:value-type="string">
            <text:p>AVP</text:p>
          </table:table-cell>
          <table:table-cell office:value-type="string" calcext:value-type="string">
            <text:p>Train_Hell</text:p>
          </table:table-cell>
          <table:table-cell office:value-type="string" calcext:value-type="string">
            <text:p>Black_Cat_1</text:p>
          </table:table-cell>
          <table:table-cell office:value-type="string" calcext:value-type="string">
            <text:p>Black_Cat_2</text:p>
          </table:table-cell>
          <table:table-cell office:value-type="string" calcext:value-type="string">
            <text:p>JustBClub3</text:p>
          </table:table-cell>
          <table:table-cell office:value-type="string" calcext:value-type="string">
            <text:p>JHP</text:p>
          </table:table-cell>
        </table:table-row>
        <table:table-row table:style-name="ro1">
          <table:table-cell office:value-type="string" calcext:value-type="string">
            <text:p>5800x3d-master</text:p>
          </table:table-cell>
          <table:table-cell table:formula="of:=1/([.B2]/1000)" office:value-type="float" office:value="91.8602302565138" calcext:value-type="float">
            <text:p>91,8602302565138</text:p>
          </table:table-cell>
          <table:table-cell table:formula="of:=1/([.C2]/1000)" office:value-type="float" office:value="465.704534035586" calcext:value-type="float">
            <text:p>465,704534035586</text:p>
          </table:table-cell>
          <table:table-cell table:formula="of:=1/([.D2]/1000)" office:value-type="float" office:value="36.4328096263008" calcext:value-type="float">
            <text:p>36,4328096263008</text:p>
          </table:table-cell>
          <table:table-cell table:formula="of:=1/([.E2]/1000)" office:value-type="float" office:value="73.3389024819462" calcext:value-type="float">
            <text:p>73,3389024819462</text:p>
          </table:table-cell>
          <table:table-cell table:formula="of:=1/([.F2]/1000)" office:value-type="float" office:value="76.1060039811039" calcext:value-type="float">
            <text:p>76,1060039811039</text:p>
          </table:table-cell>
          <table:table-cell table:formula="of:=1/([.G2]/1000)" office:value-type="float" office:value="39.4925012968329" calcext:value-type="float">
            <text:p>39,4925012968329</text:p>
          </table:table-cell>
          <table:table-cell table:formula="of:=1/([.H2]/1000)" office:value-type="float" office:value="24.2354109921781" calcext:value-type="float">
            <text:p>24,2354109921781</text:p>
          </table:table-cell>
        </table:table-row>
        <table:table-row table:style-name="ro1">
          <table:table-cell office:value-type="string" calcext:value-type="string">
            <text:p>5800x3d</text:p>
          </table:table-cell>
          <table:table-cell table:formula="of:=1/([.B3]/1000)" office:value-type="float" office:value="95.9041809507906" calcext:value-type="float">
            <text:p>95,9041809507906</text:p>
          </table:table-cell>
          <table:table-cell table:formula="of:=1/([.C3]/1000)" office:value-type="float" office:value="581.754865586149" calcext:value-type="float">
            <text:p>581,754865586149</text:p>
          </table:table-cell>
          <table:table-cell table:formula="of:=1/([.D3]/1000)" office:value-type="float" office:value="34.3526898272247" calcext:value-type="float">
            <text:p>34,3526898272247</text:p>
          </table:table-cell>
          <table:table-cell table:formula="of:=1/([.E3]/1000)" office:value-type="float" office:value="103.635895093182" calcext:value-type="float">
            <text:p>103,635895093182</text:p>
          </table:table-cell>
          <table:table-cell table:formula="of:=1/([.F3]/1000)" office:value-type="float" office:value="83.4942792690194" calcext:value-type="float">
            <text:p>83,4942792690194</text:p>
          </table:table-cell>
          <table:table-cell table:formula="of:=1/([.G3]/1000)" office:value-type="float" office:value="58.7994143484627" calcext:value-type="float">
            <text:p>58,7994143484627</text:p>
          </table:table-cell>
          <table:table-cell table:formula="of:=1/([.H3]/1000)" office:value-type="float" office:value="37.7211286161682" calcext:value-type="float">
            <text:p>37,7211286161682</text:p>
          </table:table-cell>
        </table:table-row>
        <table:table-row table:style-name="ro1">
          <table:table-cell office:value-type="string" calcext:value-type="string">
            <text:p>7800x3d</text:p>
          </table:table-cell>
          <table:table-cell table:formula="of:=1/([.B4]/1000)" office:value-type="float" office:value="189.396013580112" calcext:value-type="float">
            <text:p>189,396013580112</text:p>
          </table:table-cell>
          <table:table-cell table:formula="of:=1/([.C4]/1000)" office:value-type="float" office:value="798.809737577919" calcext:value-type="float">
            <text:p>798,809737577919</text:p>
          </table:table-cell>
          <table:table-cell table:formula="of:=1/([.D4]/1000)" office:value-type="float" office:value="68.1962398465402" calcext:value-type="float">
            <text:p>68,1962398465402</text:p>
          </table:table-cell>
          <table:table-cell table:formula="of:=1/([.E4]/1000)" office:value-type="float" office:value="91.2609699949734" calcext:value-type="float">
            <text:p>91,2609699949734</text:p>
          </table:table-cell>
          <table:table-cell table:formula="of:=1/([.F4]/1000)" office:value-type="float" office:value="93.6297071967987" calcext:value-type="float">
            <text:p>93,6297071967987</text:p>
          </table:table-cell>
          <table:table-cell table:formula="of:=1/([.G4]/1000)" office:value-type="float" office:value="58.8616044338363" calcext:value-type="float">
            <text:p>58,8616044338363</text:p>
          </table:table-cell>
          <table:table-cell table:formula="of:=1/([.H4]/1000)" office:value-type="float" office:value="34.2601452888931" calcext:value-type="float">
            <text:p>34,2601452888931</text:p>
          </table:table-cell>
        </table:table-row>
        <table:table-row table:style-name="ro1">
          <table:table-cell office:value-type="string" calcext:value-type="string">
            <text:p>i7-14700k</text:p>
          </table:table-cell>
          <table:table-cell table:formula="of:=1/([.B5]/1000)" office:value-type="float" office:value="106.835019429553" calcext:value-type="float">
            <text:p>106,835019429553</text:p>
          </table:table-cell>
          <table:table-cell table:formula="of:=1/([.C5]/1000)" office:value-type="float" office:value="584.068516968253" calcext:value-type="float">
            <text:p>584,068516968253</text:p>
          </table:table-cell>
          <table:table-cell table:formula="of:=1/([.D5]/1000)" office:value-type="float" office:value="41.2263327295709" calcext:value-type="float">
            <text:p>41,2263327295709</text:p>
          </table:table-cell>
          <table:table-cell table:formula="of:=1/([.E5]/1000)" office:value-type="float" office:value="101.445670602329" calcext:value-type="float">
            <text:p>101,445670602329</text:p>
          </table:table-cell>
          <table:table-cell table:formula="of:=1/([.F5]/1000)" office:value-type="float" office:value="101.323530380589" calcext:value-type="float">
            <text:p>101,323530380589</text:p>
          </table:table-cell>
          <table:table-cell table:formula="of:=1/([.G5]/1000)" office:value-type="float" office:value="97.6203632573665" calcext:value-type="float">
            <text:p>97,6203632573665</text:p>
          </table:table-cell>
          <table:table-cell table:formula="of:=1/([.H5]/1000)" office:value-type="float" office:value="62.8618026058749" calcext:value-type="float">
            <text:p>62,8618026058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0T20:57:13.022000000</dc:date>
    <meta:editing-duration>PT4M39S</meta:editing-duration>
    <meta:editing-cycles>1</meta:editing-cycles>
    <meta:document-statistic meta:table-count="1" meta:cell-count="78" meta:object-count="2"/>
    <meta:generator>LibreOffice/7.5.3.2$Windows_X86_64 LibreOffice_project/9f56dff12ba03b9acd7730a5a481eea045e468f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34cm" svg:height="19.948cm" xlink:href=".." xlink:type="simple" chart:class="chart:bar" chart:style-name="ch1">
        <chart:legend chart:legend-position="end" svg:x="25.718cm" svg:y="8.928cm" style:legend-expansion="high" chart:style-name="ch2"/>
        <chart:plot-area chart:style-name="ch3" table:cell-range-address="summary_cpu_frametime_ms_AM7.A1:summary_cpu_frametime_ms_AM7.H5" chart:data-source-has-labels="both" svg:x="1.589cm" svg:y="0.398cm" svg:width="23.551cm" svg:height="19.152cm">
          <chart:coordinate-region svg:x="2.21cm" svg:y="0.597cm" svg:width="22.93cm" svg:height="18.306cm"/>
          <chart:axis chart:dimension="x" chart:name="primary-x" chart:style-name="ch4" chartooo:axis-type="auto">
            <chartooo:date-scale/>
            <chart:categories table:cell-range-address="summary_cpu_frametime_ms_AM7.B1:summary_cpu_frametime_ms_AM7.H1"/>
          </chart:axis>
          <chart:axis chart:dimension="y" chart:name="primary-y" chart:style-name="ch5">
            <chart:title svg:x="0.451cm" svg:y="12.637cm" chart:style-name="ch6">
              <text:p>CPU Frametimes, ms, lower is better</text:p>
            </chart:title>
            <chart:grid chart:style-name="ch7" chart:class="major"/>
          </chart:axis>
          <chart:series chart:style-name="ch8" chart:values-cell-range-address="summary_cpu_frametime_ms_AM7.B2:summary_cpu_frametime_ms_AM7.H2" chart:label-cell-address="summary_cpu_frametime_ms_AM7.A2:summary_cpu_frametime_ms_AM7.A2" chart:class="chart:bar">
            <chart:data-point chart:repeated="7"/>
          </chart:series>
          <chart:series chart:style-name="ch9" chart:values-cell-range-address="summary_cpu_frametime_ms_AM7.B3:summary_cpu_frametime_ms_AM7.H3" chart:label-cell-address="summary_cpu_frametime_ms_AM7.A3:summary_cpu_frametime_ms_AM7.A3" chart:class="chart:bar">
            <chart:data-point chart:repeated="7"/>
          </chart:series>
          <chart:series chart:style-name="ch10" chart:values-cell-range-address="summary_cpu_frametime_ms_AM7.B4:summary_cpu_frametime_ms_AM7.H4" chart:label-cell-address="summary_cpu_frametime_ms_AM7.A4:summary_cpu_frametime_ms_AM7.A4" chart:class="chart:bar">
            <chart:data-point chart:repeated="7"/>
          </chart:series>
          <chart:series chart:style-name="ch11" chart:values-cell-range-address="summary_cpu_frametime_ms_AM7.B5:summary_cpu_frametime_ms_AM7.H5" chart:label-cell-address="summary_cpu_frametime_ms_AM7.A5:summary_cpu_frametime_ms_AM7.A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7</text:p>
                <draw:g>
                  <svg:desc>summary_cpu_frametime_ms_AM7.B1:summary_cpu_frametime_ms_AM7.H1</svg:desc>
                </draw:g>
              </table:table-cell>
              <table:table-cell office:value-type="string">
                <text:p>AVP</text:p>
              </table:table-cell>
              <table:table-cell office:value-type="string">
                <text:p>Train_Hell</text:p>
              </table:table-cell>
              <table:table-cell office:value-type="string">
                <text:p>Black_Cat_1</text:p>
              </table:table-cell>
              <table:table-cell office:value-type="string">
                <text:p>Black_Cat_2</text:p>
              </table:table-cell>
              <table:table-cell office:value-type="string">
                <text:p>JustBClub3</text:p>
              </table:table-cell>
              <table:table-cell office:value-type="string">
                <text:p>JHP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summary_cpu_frametime_ms_AM7.A2:summary_cpu_frametime_ms_AM7.A2</svg:desc>
                </draw:g>
              </table:table-cell>
              <table:table-cell office:value-type="float" office:value="10.8861037818821">
                <text:p>10.8861037818821</text:p>
                <draw:g>
                  <svg:desc>summary_cpu_frametime_ms_AM7.B2:summary_cpu_frametime_ms_AM7.H2</svg:desc>
                </draw:g>
              </table:table-cell>
              <table:table-cell office:value-type="float" office:value="2.14728422619048">
                <text:p>2.14728422619048</text:p>
              </table:table-cell>
              <table:table-cell office:value-type="float" office:value="27.4477870429763">
                <text:p>27.4477870429763</text:p>
              </table:table-cell>
              <table:table-cell office:value-type="float" office:value="13.6353281295172">
                <text:p>13.6353281295172</text:p>
              </table:table-cell>
              <table:table-cell office:value-type="float" office:value="13.1395678092399">
                <text:p>13.1395678092399</text:p>
              </table:table-cell>
              <table:table-cell office:value-type="float" office:value="25.3212626995646">
                <text:p>25.3212626995646</text:p>
              </table:table-cell>
              <table:table-cell office:value-type="float" office:value="41.2619369369369">
                <text:p>41.2619369369369</text:p>
              </table:table-cell>
            </table:table-row>
            <table:table-row>
              <table:table-cell office:value-type="string">
                <text:p>5800x3d</text:p>
                <draw:g>
                  <svg:desc>summary_cpu_frametime_ms_AM7.A3:summary_cpu_frametime_ms_AM7.A3</svg:desc>
                </draw:g>
              </table:table-cell>
              <table:table-cell office:value-type="float" office:value="10.427074086719">
                <text:p>10.427074086719</text:p>
                <draw:g>
                  <svg:desc>summary_cpu_frametime_ms_AM7.B3:summary_cpu_frametime_ms_AM7.H3</svg:desc>
                </draw:g>
              </table:table-cell>
              <table:table-cell office:value-type="float" office:value="1.71893706293706">
                <text:p>1.71893706293706</text:p>
              </table:table-cell>
              <table:table-cell office:value-type="float" office:value="29.1098020280058">
                <text:p>29.1098020280058</text:p>
              </table:table-cell>
              <table:table-cell office:value-type="float" office:value="9.64916643119525">
                <text:p>9.64916643119525</text:p>
              </table:table-cell>
              <table:table-cell office:value-type="float" office:value="11.9768684603886">
                <text:p>11.9768684603886</text:p>
              </table:table-cell>
              <table:table-cell office:value-type="float" office:value="17.0069721115538">
                <text:p>17.0069721115538</text:p>
              </table:table-cell>
              <table:table-cell office:value-type="float" office:value="26.5103414634146">
                <text:p>26.5103414634146</text:p>
              </table:table-cell>
            </table:table-row>
            <table:table-row>
              <table:table-cell office:value-type="string">
                <text:p>7800x3d</text:p>
                <draw:g>
                  <svg:desc>summary_cpu_frametime_ms_AM7.A4:summary_cpu_frametime_ms_AM7.A4</svg:desc>
                </draw:g>
              </table:table-cell>
              <table:table-cell office:value-type="float" office:value="5.27994217564149">
                <text:p>5.27994217564149</text:p>
                <draw:g>
                  <svg:desc>summary_cpu_frametime_ms_AM7.B4:summary_cpu_frametime_ms_AM7.H4</svg:desc>
                </draw:g>
              </table:table-cell>
              <table:table-cell office:value-type="float" office:value="1.25186255619782">
                <text:p>1.25186255619782</text:p>
              </table:table-cell>
              <table:table-cell office:value-type="float" office:value="14.6635650623886">
                <text:p>14.6635650623886</text:p>
              </table:table-cell>
              <table:table-cell office:value-type="float" office:value="10.957586798114">
                <text:p>10.957586798114</text:p>
              </table:table-cell>
              <table:table-cell office:value-type="float" office:value="10.6803708987161">
                <text:p>10.6803708987161</text:p>
              </table:table-cell>
              <table:table-cell office:value-type="float" office:value="16.9890034364261">
                <text:p>16.9890034364261</text:p>
              </table:table-cell>
              <table:table-cell office:value-type="float" office:value="29.1884343036979">
                <text:p>29.1884343036979</text:p>
              </table:table-cell>
            </table:table-row>
            <table:table-row>
              <table:table-cell office:value-type="string">
                <text:p>i7-14700k</text:p>
                <draw:g>
                  <svg:desc>summary_cpu_frametime_ms_AM7.A5:summary_cpu_frametime_ms_AM7.A5</svg:desc>
                </draw:g>
              </table:table-cell>
              <table:table-cell office:value-type="float" office:value="9.3602266872746">
                <text:p>9.3602266872746</text:p>
                <draw:g>
                  <svg:desc>summary_cpu_frametime_ms_AM7.B5:summary_cpu_frametime_ms_AM7.H5</svg:desc>
                </draw:g>
              </table:table-cell>
              <table:table-cell office:value-type="float" office:value="1.71212789415656">
                <text:p>1.71212789415656</text:p>
              </table:table-cell>
              <table:table-cell office:value-type="float" office:value="24.2563413670486">
                <text:p>24.2563413670486</text:p>
              </table:table-cell>
              <table:table-cell office:value-type="float" office:value="9.85749311983988">
                <text:p>9.85749311983988</text:p>
              </table:table-cell>
              <table:table-cell office:value-type="float" office:value="9.86937581274382">
                <text:p>9.86937581274382</text:p>
              </table:table-cell>
              <table:table-cell office:value-type="float" office:value="10.24376438104">
                <text:p>10.24376438104</text:p>
              </table:table-cell>
              <table:table-cell office:value-type="float" office:value="15.9079116179615">
                <text:p>15.9079116179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972cm" svg:height="17.93cm" xlink:href=".." xlink:type="simple" chart:class="chart:bar" chart:style-name="ch1">
        <chart:legend chart:legend-position="end" svg:x="24.756cm" svg:y="7.919cm" style:legend-expansion="high" chart:style-name="ch2"/>
        <chart:plot-area chart:style-name="ch3" table:cell-range-address="summary_cpu_frametime_ms_AM7.A9:summary_cpu_frametime_ms_AM7.H13" chart:data-source-has-labels="both" svg:x="1.57cm" svg:y="0.358cm" svg:width="22.627cm" svg:height="17.214cm">
          <chart:coordinate-region svg:x="2.377cm" svg:y="0.557cm" svg:width="21.82cm" svg:height="16.368cm"/>
          <chart:axis chart:dimension="x" chart:name="primary-x" chart:style-name="ch4" chartooo:axis-type="auto">
            <chartooo:date-scale/>
            <chart:categories table:cell-range-address="summary_cpu_frametime_ms_AM7.B9:summary_cpu_frametime_ms_AM7.H9"/>
          </chart:axis>
          <chart:axis chart:dimension="y" chart:name="primary-y" chart:style-name="ch5">
            <chart:title svg:x="0.451cm" svg:y="11.536cm" chart:style-name="ch6">
              <text:p>CPU framerate, fps, higher is better</text:p>
            </chart:title>
            <chart:grid chart:style-name="ch7" chart:class="major"/>
          </chart:axis>
          <chart:series chart:style-name="ch8" chart:values-cell-range-address="summary_cpu_frametime_ms_AM7.B10:summary_cpu_frametime_ms_AM7.H10" chart:label-cell-address="summary_cpu_frametime_ms_AM7.A10:summary_cpu_frametime_ms_AM7.A10" chart:class="chart:bar">
            <chart:data-point chart:repeated="7"/>
          </chart:series>
          <chart:series chart:style-name="ch9" chart:values-cell-range-address="summary_cpu_frametime_ms_AM7.B11:summary_cpu_frametime_ms_AM7.H11" chart:label-cell-address="summary_cpu_frametime_ms_AM7.A11:summary_cpu_frametime_ms_AM7.A11" chart:class="chart:bar">
            <chart:data-point chart:repeated="7"/>
          </chart:series>
          <chart:series chart:style-name="ch10" chart:values-cell-range-address="summary_cpu_frametime_ms_AM7.B12:summary_cpu_frametime_ms_AM7.H12" chart:label-cell-address="summary_cpu_frametime_ms_AM7.A12:summary_cpu_frametime_ms_AM7.A12" chart:class="chart:bar">
            <chart:data-point chart:repeated="7"/>
          </chart:series>
          <chart:series chart:style-name="ch11" chart:values-cell-range-address="summary_cpu_frametime_ms_AM7.B13:summary_cpu_frametime_ms_AM7.H13" chart:label-cell-address="summary_cpu_frametime_ms_AM7.A13:summary_cpu_frametime_ms_AM7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7</text:p>
                <draw:g>
                  <svg:desc>summary_cpu_frametime_ms_AM7.B9:summary_cpu_frametime_ms_AM7.H9</svg:desc>
                </draw:g>
              </table:table-cell>
              <table:table-cell office:value-type="string">
                <text:p>AVP</text:p>
              </table:table-cell>
              <table:table-cell office:value-type="string">
                <text:p>Train_Hell</text:p>
              </table:table-cell>
              <table:table-cell office:value-type="string">
                <text:p>Black_Cat_1</text:p>
              </table:table-cell>
              <table:table-cell office:value-type="string">
                <text:p>Black_Cat_2</text:p>
              </table:table-cell>
              <table:table-cell office:value-type="string">
                <text:p>JustBClub3</text:p>
              </table:table-cell>
              <table:table-cell office:value-type="string">
                <text:p>JHP</text:p>
              </table:table-cell>
            </table:table-row>
          </table:table-header-rows>
          <table:table-rows>
            <table:table-row>
              <table:table-cell office:value-type="string">
                <text:p>5800x3d-master</text:p>
                <draw:g>
                  <svg:desc>summary_cpu_frametime_ms_AM7.A10:summary_cpu_frametime_ms_AM7.A10</svg:desc>
                </draw:g>
              </table:table-cell>
              <table:table-cell office:value-type="float" office:value="91.8602302565138">
                <text:p>91.8602302565138</text:p>
                <draw:g>
                  <svg:desc>summary_cpu_frametime_ms_AM7.B10:summary_cpu_frametime_ms_AM7.H10</svg:desc>
                </draw:g>
              </table:table-cell>
              <table:table-cell office:value-type="float" office:value="465.704534035586">
                <text:p>465.704534035586</text:p>
              </table:table-cell>
              <table:table-cell office:value-type="float" office:value="36.4328096263008">
                <text:p>36.4328096263008</text:p>
              </table:table-cell>
              <table:table-cell office:value-type="float" office:value="73.3389024819462">
                <text:p>73.3389024819462</text:p>
              </table:table-cell>
              <table:table-cell office:value-type="float" office:value="76.1060039811039">
                <text:p>76.1060039811039</text:p>
              </table:table-cell>
              <table:table-cell office:value-type="float" office:value="39.4925012968329">
                <text:p>39.4925012968329</text:p>
              </table:table-cell>
              <table:table-cell office:value-type="float" office:value="24.2354109921781">
                <text:p>24.2354109921781</text:p>
              </table:table-cell>
            </table:table-row>
            <table:table-row>
              <table:table-cell office:value-type="string">
                <text:p>5800x3d</text:p>
                <draw:g>
                  <svg:desc>summary_cpu_frametime_ms_AM7.A11:summary_cpu_frametime_ms_AM7.A11</svg:desc>
                </draw:g>
              </table:table-cell>
              <table:table-cell office:value-type="float" office:value="95.9041809507906">
                <text:p>95.9041809507906</text:p>
                <draw:g>
                  <svg:desc>summary_cpu_frametime_ms_AM7.B11:summary_cpu_frametime_ms_AM7.H11</svg:desc>
                </draw:g>
              </table:table-cell>
              <table:table-cell office:value-type="float" office:value="581.754865586149">
                <text:p>581.754865586149</text:p>
              </table:table-cell>
              <table:table-cell office:value-type="float" office:value="34.3526898272247">
                <text:p>34.3526898272247</text:p>
              </table:table-cell>
              <table:table-cell office:value-type="float" office:value="103.635895093182">
                <text:p>103.635895093182</text:p>
              </table:table-cell>
              <table:table-cell office:value-type="float" office:value="83.4942792690194">
                <text:p>83.4942792690194</text:p>
              </table:table-cell>
              <table:table-cell office:value-type="float" office:value="58.7994143484627">
                <text:p>58.7994143484627</text:p>
              </table:table-cell>
              <table:table-cell office:value-type="float" office:value="37.7211286161682">
                <text:p>37.7211286161682</text:p>
              </table:table-cell>
            </table:table-row>
            <table:table-row>
              <table:table-cell office:value-type="string">
                <text:p>7800x3d</text:p>
                <draw:g>
                  <svg:desc>summary_cpu_frametime_ms_AM7.A12:summary_cpu_frametime_ms_AM7.A12</svg:desc>
                </draw:g>
              </table:table-cell>
              <table:table-cell office:value-type="float" office:value="189.396013580112">
                <text:p>189.396013580112</text:p>
                <draw:g>
                  <svg:desc>summary_cpu_frametime_ms_AM7.B12:summary_cpu_frametime_ms_AM7.H12</svg:desc>
                </draw:g>
              </table:table-cell>
              <table:table-cell office:value-type="float" office:value="798.809737577919">
                <text:p>798.809737577919</text:p>
              </table:table-cell>
              <table:table-cell office:value-type="float" office:value="68.1962398465402">
                <text:p>68.1962398465402</text:p>
              </table:table-cell>
              <table:table-cell office:value-type="float" office:value="91.2609699949734">
                <text:p>91.2609699949734</text:p>
              </table:table-cell>
              <table:table-cell office:value-type="float" office:value="93.6297071967987">
                <text:p>93.6297071967987</text:p>
              </table:table-cell>
              <table:table-cell office:value-type="float" office:value="58.8616044338363">
                <text:p>58.8616044338363</text:p>
              </table:table-cell>
              <table:table-cell office:value-type="float" office:value="34.2601452888931">
                <text:p>34.2601452888931</text:p>
              </table:table-cell>
            </table:table-row>
            <table:table-row>
              <table:table-cell office:value-type="string">
                <text:p>i7-14700k</text:p>
                <draw:g>
                  <svg:desc>summary_cpu_frametime_ms_AM7.A13:summary_cpu_frametime_ms_AM7.A13</svg:desc>
                </draw:g>
              </table:table-cell>
              <table:table-cell office:value-type="float" office:value="106.835019429553">
                <text:p>106.835019429553</text:p>
                <draw:g>
                  <svg:desc>summary_cpu_frametime_ms_AM7.B13:summary_cpu_frametime_ms_AM7.H13</svg:desc>
                </draw:g>
              </table:table-cell>
              <table:table-cell office:value-type="float" office:value="584.068516968253">
                <text:p>584.068516968253</text:p>
              </table:table-cell>
              <table:table-cell office:value-type="float" office:value="41.2263327295709">
                <text:p>41.2263327295709</text:p>
              </table:table-cell>
              <table:table-cell office:value-type="float" office:value="101.445670602329">
                <text:p>101.445670602329</text:p>
              </table:table-cell>
              <table:table-cell office:value-type="float" office:value="101.323530380589">
                <text:p>101.323530380589</text:p>
              </table:table-cell>
              <table:table-cell office:value-type="float" office:value="97.6203632573665">
                <text:p>97.6203632573665</text:p>
              </table:table-cell>
              <table:table-cell office:value-type="float" office:value="62.8618026058749">
                <text:p>62.86180260587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